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27cm" table:align="left"/>
    </style:style>
    <style:style style:name="Table1.A" style:family="table-column">
      <style:table-column-properties style:column-width="3.14cm"/>
    </style:style>
    <style:style style:name="Table1.B" style:family="table-column">
      <style:table-column-properties style:column-width="3.48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text-indent="0cm" style:auto-text-indent="false" style:writing-mode="lr-tb"/>
    </style:style>
    <style:style style:name="P5" style:family="paragraph" style:parent-style-name="Preformatted_20_Text">
      <style:paragraph-properties fo:margin-top="0cm" fo:margin-bottom="0.499cm" style:contextual-spacing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style:paragraph-properties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P10" style:family="paragraph" style:parent-style-name="Text_20_body" style:list-style-name="L2">
      <style:paragraph-properties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text-indent="0cm" style:auto-text-indent="false"/>
    </style:style>
    <style:style style:name="P12" style:family="paragraph" style:parent-style-name="Text_20_body" style:list-style-name="L3">
      <style:paragraph-properties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text-indent="0cm" style:auto-text-indent="false"/>
    </style:style>
    <style:style style:name="P14" style:family="paragraph" style:parent-style-name="Text_20_body" style:list-style-name="L4">
      <style:paragraph-properties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</style:style>
    <style:style style:name="P16" style:family="paragraph" style:parent-style-name="Text_20_body" style:list-style-name="L5">
      <style:paragraph-properties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 que é <text:span text:style-name="Source_20_Text">&lt;nav&gt;</text:span> no HTML?</text:h>
      <text:p text:style-name="P6">O <text:span text:style-name="Strong_20_Emphasis"><text:span text:style-name="Source_20_Text">&lt;nav&gt;</text:span></text:span> é uma <text:span text:style-name="Strong_20_Emphasis">tag semântica</text:span> usada para representar uma <text:span text:style-name="Strong_20_Emphasis">área de navegação</text:span> do site.</text:p>
      <text:p text:style-name="P6">👉 Em outras palavras:<text:line-break/><text:span text:style-name="Source_20_Text">&lt;nav&gt;</text:span> serve para <text:span text:style-name="Strong_20_Emphasis">agrupar links importantes</text:span> que ajudam o usuário a <text:span text:style-name="Strong_20_Emphasis">navegar</text:span> pelo site ou pela página.</text:p>
      <text:p text:style-name="Horizontal_20_Line"/>
      <text:h text:style-name="P1" text:outline-level="2">O que vai dentro do <text:span text:style-name="Source_20_Text">&lt;nav&gt;</text:span>?</text:h>
      <text:p text:style-name="P6">Normalmente, dentro do <text:span text:style-name="Source_20_Text">&lt;nav&gt;</text:span> ficam:</text:p>
      <text:list text:style-name="L1">
        <text:list-item>
          <text:p text:style-name="P7">Links do menu principal</text:p>
        </text:list-item>
        <text:list-item>
          <text:p text:style-name="P8">Links para outras páginas do site</text:p>
        </text:list-item>
        <text:list-item>
          <text:p text:style-name="P8">Links internos (âncoras)</text:p>
        </text:list-item>
        <text:list-item>
          <text:p text:style-name="P8">Menus de navegação</text:p>
        </text:list-item>
        <text:list-item>
          <text:p text:style-name="P8">Menus secundários</text:p>
        </text:list-item>
      </text:list>
      <text:p text:style-name="P6">Exemplo:</text:p>
      <text:p text:style-name="P3"><text:span text:style-name="Source_20_Text">&lt;nav&gt;</text:span></text:p>
      <text:p text:style-name="P4"><text:span text:style-name="Source_20_Text"><text:s text:c="2"/>&lt;a href="#"&gt;Início&lt;/a&gt;</text:span></text:p>
      <text:p text:style-name="P4"><text:span text:style-name="Source_20_Text"><text:s text:c="2"/>&lt;a href="#"&gt;Sobre&lt;/a&gt;</text:span></text:p>
      <text:p text:style-name="P4"><text:span text:style-name="Source_20_Text"><text:s text:c="2"/>&lt;a href="#"&gt;Contato&lt;/a&gt;</text:span></text:p>
      <text:p text:style-name="P5"><text:span text:style-name="Source_20_Text">&lt;/nav&gt;</text:span></text:p>
      <text:p text:style-name="Horizontal_20_Line"/>
      <text:h text:style-name="P1" text:outline-level="2">Onde o <text:span text:style-name="Source_20_Text">&lt;nav&gt;</text:span> pode ficar?</text:h>
      <text:p text:style-name="P6">O <text:span text:style-name="Source_20_Text">&lt;nav&gt;</text:span> é bem flexível. Ele pode ficar:</text:p>
      <text:p text:style-name="P6">✔ Dentro do <text:span text:style-name="Source_20_Text">&lt;header&gt;</text:span><text:line-break/>✔ Dentro do <text:span text:style-name="Source_20_Text">&lt;footer&gt;</text:span><text:line-break/>✔ Dentro de um <text:span text:style-name="Source_20_Text">&lt;aside&gt;</text:span><text:line-break/>✔ Em qualquer parte do <text:span text:style-name="Source_20_Text">&lt;body&gt;</text:span></text:p>
      <text:h text:style-name="P2" text:outline-level="3">Exemplo dentro do <text:span text:style-name="Source_20_Text">&lt;header&gt;</text:span></text:h>
      <text:p text:style-name="P3"><text:span text:style-name="Source_20_Text">&lt;header&gt;</text:span></text:p>
      <text:p text:style-name="P4"><text:span text:style-name="Source_20_Text"><text:s text:c="2"/>&lt;h1&gt;Meu Site&lt;/h1&gt;</text:span></text:p>
      <text:p text:style-name="P4"/>
      <text:p text:style-name="P4"><text:span text:style-name="Source_20_Text"><text:s text:c="2"/>&lt;nav&gt;</text:span></text:p>
      <text:p text:style-name="P4"><text:span text:style-name="Source_20_Text"><text:s text:c="4"/>&lt;a href="#"&gt;Início&lt;/a&gt;</text:span></text:p>
      <text:p text:style-name="P4"><text:span text:style-name="Source_20_Text"><text:s text:c="4"/>&lt;a href="#"&gt;Blog&lt;/a&gt;</text:span></text:p>
      <text:p text:style-name="P4"><text:span text:style-name="Source_20_Text"><text:s text:c="4"/>&lt;a href="#"&gt;Contato&lt;/a&gt;</text:span></text:p>
      <text:p text:style-name="P4"><text:span text:style-name="Source_20_Text"><text:s text:c="2"/>&lt;/nav&gt;</text:span></text:p>
      <text:p text:style-name="P5"><text:span text:style-name="Source_20_Text">&lt;/header&gt;</text:span></text:p>
      <text:p text:style-name="P6">👉 Esse é o <text:span text:style-name="Strong_20_Emphasis">menu principal</text:span> do site.</text:p>
      <text:p text:style-name="Horizontal_20_Line"><text:soft-page-break/></text:p>
      <text:h text:style-name="P1" text:outline-level="2"><text:span text:style-name="Source_20_Text">&lt;nav&gt;</text:span> precisa ter só <text:span text:style-name="Source_20_Text">&lt;a&gt;</text:span>?</text:h>
      <text:p text:style-name="P6">❌ Não.</text:p>
      <text:p text:style-name="P6">É comum usar <text:span text:style-name="Strong_20_Emphasis">listas</text:span> para organizar melhor:</text:p>
      <text:p text:style-name="P3"><text:span text:style-name="Source_20_Text">&lt;nav&gt;</text:span></text:p>
      <text:p text:style-name="P4"><text:span text:style-name="Source_20_Text"><text:s text:c="2"/>&lt;ul&gt;</text:span></text:p>
      <text:p text:style-name="P4"><text:span text:style-name="Source_20_Text"><text:s text:c="4"/>&lt;li&gt;&lt;a href="#"&gt;Início&lt;/a&gt;&lt;/li&gt;</text:span></text:p>
      <text:p text:style-name="P4"><text:span text:style-name="Source_20_Text"><text:s text:c="4"/>&lt;li&gt;&lt;a href="#"&gt;Sobre&lt;/a&gt;&lt;/li&gt;</text:span></text:p>
      <text:p text:style-name="P4"><text:span text:style-name="Source_20_Text"><text:s text:c="4"/>&lt;li&gt;&lt;a href="#"&gt;Contato&lt;/a&gt;&lt;/li&gt;</text:span></text:p>
      <text:p text:style-name="P4"><text:span text:style-name="Source_20_Text"><text:s text:c="2"/>&lt;/ul&gt;</text:span></text:p>
      <text:p text:style-name="P5"><text:span text:style-name="Source_20_Text">&lt;/nav&gt;</text:span></text:p>
      <text:p text:style-name="P6">📌 Isso melhora a organização e a acessibilidade.</text:p>
      <text:p text:style-name="Horizontal_20_Line"/>
      <text:h text:style-name="P1" text:outline-level="2">Quando usar <text:span text:style-name="Source_20_Text">&lt;nav&gt;</text:span>?</text:h>
      <text:p text:style-name="P6">Use <text:span text:style-name="Source_20_Text">&lt;nav&gt;</text:span> quando os links forem:</text:p>
      <text:p text:style-name="P6">✔ Importantes<text:line-break/>✔ Estruturais<text:line-break/>✔ Frequentes<text:line-break/>✔ Relacionados à navegação do site</text:p>
      <text:p text:style-name="Horizontal_20_Line"/>
      <text:h text:style-name="P1" text:outline-level="2">Quando NÃO usar <text:span text:style-name="Source_20_Text">&lt;nav&gt;</text:span>?</text:h>
      <text:p text:style-name="P6">❌ Para links aleatórios no meio do texto<text:line-break/>❌ Para links que não são de navegação<text:line-break/>❌ Para um único link isolado</text:p>
      <text:p text:style-name="P6">Exemplo errado:</text:p>
      <text:p text:style-name="P3"><text:span text:style-name="Source_20_Text">&lt;nav&gt;</text:span></text:p>
      <text:p text:style-name="P4"><text:span text:style-name="Source_20_Text"><text:s text:c="2"/>&lt;a href="#"&gt;Leia mais&lt;/a&gt;</text:span></text:p>
      <text:p text:style-name="P5"><text:span text:style-name="Source_20_Text">&lt;/nav&gt;</text:span></text:p>
      <text:p text:style-name="P6">👉 “Leia mais” faz parte do conteúdo, não da navegação.</text:p>
      <text:p text:style-name="Horizontal_20_Line"/>
      <text:h text:style-name="P1" text:outline-level="2">Diferença entre <text:span text:style-name="Source_20_Text">&lt;nav&gt;</text:span> e <text:span text:style-name="Source_20_Text">&lt;div&gt;</text:span></text:h>
      <text:list text:style-name="L2">
        <text:list-item>
          <text:p text:style-name="P9"><text:span text:style-name="Source_20_Text">&lt;nav&gt;</text:span> → tem <text:span text:style-name="Strong_20_Emphasis">significado semântico</text:span> (navegação)</text:p>
        </text:list-item>
        <text:list-item>
          <text:p text:style-name="P10"><text:span text:style-name="Source_20_Text">&lt;div&gt;</text:span> → só agrupa visualmente</text:p>
        </text:list-item>
      </text:list>
      <text:p text:style-name="P6">Sempre que for um menu, prefira <text:span text:style-name="Source_20_Text">&lt;nav&gt;</text:span>.</text:p>
      <text:p text:style-name="Horizontal_20_Line"/>
      <text:h text:style-name="P1" text:outline-level="2"><text:soft-page-break/><text:span text:style-name="Source_20_Text">&lt;nav&gt;</text:span> pode existir mais de uma vez?</text:h>
      <text:p text:style-name="P6">✅ Sim!</text:p>
      <text:p text:style-name="P6">Um site pode ter vários <text:span text:style-name="Source_20_Text">&lt;nav&gt;</text:span>:</text:p>
      <text:list text:style-name="L3">
        <text:list-item>
          <text:p text:style-name="P11">Menu principal</text:p>
        </text:list-item>
        <text:list-item>
          <text:p text:style-name="P12">Menu do rodapé</text:p>
        </text:list-item>
        <text:list-item>
          <text:p text:style-name="P12">Menu lateral</text:p>
        </text:list-item>
        <text:list-item>
          <text:p text:style-name="P12">Navegação interna de um artigo</text:p>
        </text:list-item>
      </text:list>
      <text:p text:style-name="P6">Exemplo:</text:p>
      <text:p text:style-name="P3"><text:span text:style-name="Source_20_Text">&lt;nav&gt;Menu principal&lt;/nav&gt;</text:span></text:p>
      <text:p text:style-name="P5"><text:span text:style-name="Source_20_Text">&lt;nav&gt;Menu do rodapé&lt;/nav&gt;</text:span></text:p>
      <text:p text:style-name="Horizontal_20_Line"/>
      <text:h text:style-name="P1" text:outline-level="2"><text:span text:style-name="Source_20_Text">&lt;nav&gt;</text:span> ajuda no SEO e acessibilidade?</text:h>
      <text:p text:style-name="P6">✅ Muito!</text:p>
      <text:list text:style-name="L4">
        <text:list-item>
          <text:p text:style-name="P13">Leitores de tela identificam áreas de navegação</text:p>
        </text:list-item>
        <text:list-item>
          <text:p text:style-name="P14">Motores de busca entendem melhor a estrutura do site</text:p>
        </text:list-item>
      </text:list>
      <text:p text:style-name="Horizontal_20_Line"/>
      <text:h text:style-name="P1" text:outline-level="2">Diferença entre <text:span text:style-name="Source_20_Text">&lt;nav&gt;</text:span> e <text:span text:style-name="Source_20_Text">&lt;header&gt;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ource_20_Text">&lt;header&gt;</text:span></text:p>
            </table:table-cell>
            <table:table-cell table:style-name="Table1.A1" office:value-type="string">
              <text:p text:style-name="Table_20_Heading"><text:span text:style-name="Source_20_Text">&lt;nav&gt;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Área introdutória</text:p>
          </table:table-cell>
          <table:table-cell table:style-name="Table1.A1" office:value-type="string">
            <text:p text:style-name="Table_20_Contents">Área de navegação</text:p>
          </table:table-cell>
        </table:table-row>
        <table:table-row>
          <table:table-cell table:style-name="Table1.A1" office:value-type="string">
            <text:p text:style-name="Table_20_Contents">Pode ter menu</text:p>
          </table:table-cell>
          <table:table-cell table:style-name="Table1.A1" office:value-type="string">
            <text:p text:style-name="Table_20_Contents">É o menu</text:p>
          </table:table-cell>
        </table:table-row>
        <table:table-row>
          <table:table-cell table:style-name="Table1.A1" office:value-type="string">
            <text:p text:style-name="Table_20_Contents">Título, logo</text:p>
          </table:table-cell>
          <table:table-cell table:style-name="Table1.A1" office:value-type="string">
            <text:p text:style-name="Table_20_Contents">Links</text:p>
          </table:table-cell>
        </table:table-row>
      </table:table>
      <text:p text:style-name="Horizontal_20_Line"/>
      <text:h text:style-name="P1" text:outline-level="2">Resumo final</text:h>
      <text:list text:style-name="L5">
        <text:list-item>
          <text:p text:style-name="P15"><text:span text:style-name="Source_20_Text">&lt;nav&gt;</text:span> é uma <text:span text:style-name="Strong_20_Emphasis">tag semântica</text:span></text:p>
        </text:list-item>
        <text:list-item>
          <text:p text:style-name="P16">Representa <text:span text:style-name="Strong_20_Emphasis">menus e navegação</text:span></text:p>
        </text:list-item>
        <text:list-item>
          <text:p text:style-name="P16">Agrupa links importantes</text:p>
        </text:list-item>
        <text:list-item>
          <text:p text:style-name="P16">Pode aparecer em várias partes do site</text:p>
        </text:list-item>
        <text:list-item>
          <text:p text:style-name="P16">Melhor que <text:span text:style-name="Source_20_Text">&lt;div&gt;</text:span> para menu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9:19:04.361752469</meta:creation-date>
    <dc:date>2026-01-25T19:19:13.388164574</dc:date>
    <meta:editing-duration>PT9S</meta:editing-duration>
    <meta:editing-cycles>1</meta:editing-cycles>
    <meta:document-statistic meta:table-count="1" meta:image-count="0" meta:object-count="0" meta:page-count="3" meta:paragraph-count="83" meta:word-count="377" meta:character-count="2219" meta:non-whitespace-character-count="1901"/>
    <meta:generator>1Doc/1.5.0.$MacOSX_X86_64 LibreOffice_project/2f9b6e7260225c6c2c1401d17cb7be8dc4e3347b</meta:generator>
  </office:meta>
</office:document-meta>
</file>